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マスターサンプル・施設テーブル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ERT INTO @table (name, category, location) VALUES (‘@name’, @category, ‘@location’)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@table</text:p>
          </table:table-cell>
          <table:table-cell table:style-name="ce1" office:value-type="string" calcext:value-type="string" table:number-columns-spanned="2" table:number-rows-spanned="1">
            <text:p>accommodations</text:p>
          </table:table-cell>
          <table:covered-table-cell/>
          <table:table-cell table:formula="of:=SUBSTITUTE([.$A$1];[.A2];[.B2])" office:value-type="string" office:string-value="INSERT INTO accommodations (name, category, location) VALUES (‘@name’, @category, ‘@location’);" calcext:value-type="string">
            <text:p>INSERT INTO accommodations (name, category, location) VALUES (‘@name’, @category, ‘@location’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name</text:p>
          </table:table-cell>
          <table:table-cell office:value-type="string" calcext:value-type="string">
            <text:p>@category</text:p>
          </table:table-cell>
          <table:table-cell office:value-type="string" calcext:value-type="string">
            <text:p>@loc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リゾートホテル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水戸市</text:p>
          </table:table-cell>
          <table:table-cell table:formula="of:=SUBSTITUTE([.$D$2];[.$A$3];[.$A4])" office:value-type="string" office:string-value="INSERT INTO accommodations (name, category, location) VALUES (‘リゾートホテルA’, @category, ‘@location’);" calcext:value-type="string">
            <text:p>INSERT INTO accommodations (name, category, location) VALUES (‘リゾートホテルA’, @category, ‘@location’);</text:p>
          </table:table-cell>
          <table:table-cell table:formula="of:=SUBSTITUTE([.D4];[.B$3];[.B4])" office:value-type="string" office:string-value="INSERT INTO accommodations (name, category, location) VALUES (‘リゾートホテルA’, 2, ‘@location’);" calcext:value-type="string">
            <text:p>INSERT INTO accommodations (name, category, location) VALUES (‘リゾートホテルA’, 2, ‘@location’);</text:p>
          </table:table-cell>
          <table:table-cell table:formula="of:=SUBSTITUTE([.E4];[.C$3];[.C4])" office:value-type="string" office:string-value="INSERT INTO accommodations (name, category, location) VALUES (‘リゾートホテルA’, 2, ‘水戸市’);" calcext:value-type="string">
            <text:p>INSERT INTO accommodations (name, category, location) VALUES (‘リゾートホテルA’, 2, ‘水戸市’);</text:p>
          </table:table-cell>
        </table:table-row>
        <table:table-row table:style-name="ro1">
          <table:table-cell office:value-type="string" calcext:value-type="string">
            <text:p>シティホテル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東京都千代田区</text:p>
          </table:table-cell>
          <table:table-cell table:formula="of:=SUBSTITUTE([.$D$2];[.$A$3];[.$A5])" office:value-type="string" office:string-value="INSERT INTO accommodations (name, category, location) VALUES (‘シティホテルB’, @category, ‘@location’);" calcext:value-type="string">
            <text:p>INSERT INTO accommodations (name, category, location) VALUES (‘シティホテルB’, @category, ‘@location’);</text:p>
          </table:table-cell>
          <table:table-cell table:formula="of:=SUBSTITUTE([.D5];[.B$3];[.B5])" office:value-type="string" office:string-value="INSERT INTO accommodations (name, category, location) VALUES (‘シティホテルB’, 1, ‘@location’);" calcext:value-type="string">
            <text:p>INSERT INTO accommodations (name, category, location) VALUES (‘シティホテルB’, 1, ‘@location’);</text:p>
          </table:table-cell>
          <table:table-cell table:formula="of:=SUBSTITUTE([.E5];[.C$3];[.C5])" office:value-type="string" office:string-value="INSERT INTO accommodations (name, category, location) VALUES (‘シティホテルB’, 1, ‘東京都千代田区’);" calcext:value-type="string">
            <text:p>INSERT INTO accommodations (name, category, location) VALUES (‘シティホテルB’, 1, ‘東京都千代田区’);</text:p>
          </table:table-cell>
        </table:table-row>
        <table:table-row table:style-name="ro1">
          <table:table-cell office:value-type="string" calcext:value-type="string">
            <text:p>民宿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千葉県南房総市</text:p>
          </table:table-cell>
          <table:table-cell table:formula="of:=SUBSTITUTE([.$D$2];[.$A$3];[.$A6])" office:value-type="string" office:string-value="INSERT INTO accommodations (name, category, location) VALUES (‘民宿C’, @category, ‘@location’);" calcext:value-type="string">
            <text:p>INSERT INTO accommodations (name, category, location) VALUES (‘民宿C’, @category, ‘@location’);</text:p>
          </table:table-cell>
          <table:table-cell table:formula="of:=SUBSTITUTE([.D6];[.B$3];[.B6])" office:value-type="string" office:string-value="INSERT INTO accommodations (name, category, location) VALUES (‘民宿C’, 5, ‘@location’);" calcext:value-type="string">
            <text:p>INSERT INTO accommodations (name, category, location) VALUES (‘民宿C’, 5, ‘@location’);</text:p>
          </table:table-cell>
          <table:table-cell table:formula="of:=SUBSTITUTE([.E6];[.C$3];[.C6])" office:value-type="string" office:string-value="INSERT INTO accommodations (name, category, location) VALUES (‘民宿C’, 5, ‘千葉県南房総市’);" calcext:value-type="string">
            <text:p>INSERT INTO accommodations (name, category, location) VALUES (‘民宿C’, 5, ‘千葉県南房総市’);</text:p>
          </table:table-cell>
        </table:table-row>
      </table:table>
      <table:table table:name="マスターサンプル・会員テーブル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INSERT INTO @table (name, address, email, phone, birthday, password) VALUES (‘@name’, ‘@address’, ‘@email’, ‘@phone’, ‘@birthday’, ‘@password’)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@table</text:p>
          </table:table-cell>
          <table:table-cell table:style-name="ce1" office:value-type="string" calcext:value-type="string" table:number-columns-spanned="2" table:number-rows-spanned="1">
            <text:p>guests</text:p>
          </table:table-cell>
          <table:covered-table-cell/>
          <table:table-cell table:formula="of:=SUBSTITUTE([.$A$1];[.A2];[.B2])" office:value-type="string" office:string-value="INSERT INTO guests (name, address, email, phone, birthday, password) VALUES (‘@name’, ‘@address’, ‘@email’, ‘@phone’, ‘@birthday’, ‘@password’);" calcext:value-type="string">
            <text:p>INSERT INTO guests (name, address, email, phone, birthday, password) VALUES (‘@name’, ‘@address’, ‘@email’, ‘@phone’, ‘@birthday’, ‘@password’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@name</text:p>
          </table:table-cell>
          <table:table-cell office:value-type="string" calcext:value-type="string">
            <text:p>@address</text:p>
          </table:table-cell>
          <table:table-cell office:value-type="string" calcext:value-type="string">
            <text:p>@email</text:p>
          </table:table-cell>
          <table:table-cell office:value-type="string" calcext:value-type="string">
            <text:p>@phone</text:p>
          </table:table-cell>
          <table:table-cell office:value-type="string" calcext:value-type="string">
            <text:p>@birthday</text:p>
          </table:table-cell>
          <table:table-cell office:value-type="string" calcext:value-type="string">
            <text:p>@passwo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芹沢鴨</text:p>
          </table:table-cell>
          <table:table-cell office:value-type="string" calcext:value-type="string">
            <text:p>北茨城市</text:p>
          </table:table-cell>
          <table:table-cell office:value-type="string" calcext:value-type="string">
            <text:p>s-kamo@mito.rosi-gumi.org</text:p>
          </table:table-cell>
          <table:table-cell office:value-type="string" calcext:value-type="string">
            <text:p>090-9999-9999</text:p>
          </table:table-cell>
          <table:table-cell table:style-name="ce2" office:value-type="string" calcext:value-type="string">
            <text:p>1863-10-28</text:p>
          </table:table-cell>
          <table:table-cell office:value-type="string" calcext:value-type="string">
            <text:p>serizawa</text:p>
          </table:table-cell>
          <table:table-cell table:formula="of:=SUBSTITUTE([.$D$2];[.$A$3];[.$A4])" office:value-type="string" office:string-value="INSERT INTO guests (name, address, email, phone, birthday, password) VALUES (‘芹沢鴨’, ‘@address’, ‘@email’, ‘@phone’, ‘@birthday’, ‘@password’);" calcext:value-type="string">
            <text:p>INSERT INTO guests (name, address, email, phone, birthday, password) VALUES (‘芹沢鴨’, ‘@address’, ‘@email’, ‘@phone’, ‘@birthday’, ‘@password’);</text:p>
          </table:table-cell>
          <table:table-cell table:formula="of:=SUBSTITUTE([.G4];[.B$3];[.B4])" office:value-type="string" office:string-value="INSERT INTO guests (name, address, email, phone, birthday, password) VALUES (‘芹沢鴨’, ‘北茨城市’, ‘@email’, ‘@phone’, ‘@birthday’, ‘@password’);" calcext:value-type="string">
            <text:p>INSERT INTO guests (name, address, email, phone, birthday, password) VALUES (‘芹沢鴨’, ‘北茨城市’, ‘@email’, ‘@phone’, ‘@birthday’, ‘@password’);</text:p>
          </table:table-cell>
          <table:table-cell table:formula="of:=SUBSTITUTE([.H4];[.C$3];[.C4])" office:value-type="string" office:string-value="INSERT INTO guests (name, address, email, phone, birthday, password) VALUES (‘芹沢鴨’, ‘北茨城市’, ‘s-kamo@mito.rosi-gumi.org’, ‘@phone’, ‘@birthday’, ‘@password’);" calcext:value-type="string">
            <text:p>INSERT INTO guests (name, address, email, phone, birthday, password) VALUES (‘芹沢鴨’, ‘北茨城市’, ‘s-kamo@mito.rosi-gumi.org’, ‘@phone’, ‘@birthday’, ‘@password’);</text:p>
          </table:table-cell>
          <table:table-cell table:formula="of:=SUBSTITUTE([.I4];[.D$3];[.D4])" office:value-type="string" office:string-value="INSERT INTO guests (name, address, email, phone, birthday, password) VALUES (‘芹沢鴨’, ‘北茨城市’, ‘s-kamo@mito.rosi-gumi.org’, ‘090-9999-9999’, ‘@birthday’, ‘@password’);" calcext:value-type="string">
            <text:p>INSERT INTO guests (name, address, email, phone, birthday, password) VALUES (‘芹沢鴨’, ‘北茨城市’, ‘s-kamo@mito.rosi-gumi.org’, ‘090-9999-9999’, ‘@birthday’, ‘@password’);</text:p>
          </table:table-cell>
          <table:table-cell table:formula="of:=SUBSTITUTE([.J4];[.E$3];[.E4])" office:value-type="string" office:string-value="INSERT INTO guests (name, address, email, phone, birthday, password) VALUES (‘芹沢鴨’, ‘北茨城市’, ‘s-kamo@mito.rosi-gumi.org’, ‘090-9999-9999’, ‘1863-10-28’, ‘@password’);" calcext:value-type="string">
            <text:p>INSERT INTO guests (name, address, email, phone, birthday, password) VALUES (‘芹沢鴨’, ‘北茨城市’, ‘s-kamo@mito.rosi-gumi.org’, ‘090-9999-9999’, ‘1863-10-28’, ‘@password’);</text:p>
          </table:table-cell>
          <table:table-cell table:formula="of:=SUBSTITUTE([.K4];[.F$3];[.F4])" office:value-type="string" office:string-value="INSERT INTO guests (name, address, email, phone, birthday, password) VALUES (‘芹沢鴨’, ‘北茨城市’, ‘s-kamo@mito.rosi-gumi.org’, ‘090-9999-9999’, ‘1863-10-28’, ‘serizawa’);" calcext:value-type="string">
            <text:p>INSERT INTO guests (name, address, email, phone, birthday, password) VALUES (‘芹沢鴨’, ‘北茨城市’, ‘s-kamo@mito.rosi-gumi.org’, ‘090-9999-9999’, ‘1863-10-28’, ‘serizawa’);</text:p>
          </table:table-cell>
        </table:table-row>
        <table:table-row table:style-name="ro1">
          <table:table-cell office:value-type="string" calcext:value-type="string">
            <text:p>本郷猛</text:p>
          </table:table-cell>
          <table:table-cell office:value-type="string" calcext:value-type="string">
            <text:p>東京都豊島区</text:p>
          </table:table-cell>
          <table:table-cell office:value-type="string" calcext:value-type="string">
            <text:p>t-hongo@isinomori.or.jp</text:p>
          </table:table-cell>
          <table:table-cell office:value-type="string" calcext:value-type="string">
            <text:p>080-0000-0001</text:p>
          </table:table-cell>
          <table:table-cell office:value-type="string" calcext:value-type="string">
            <text:p>1971-04-03</text:p>
          </table:table-cell>
          <table:table-cell office:value-type="string" calcext:value-type="string">
            <text:p>takesi</text:p>
          </table:table-cell>
          <table:table-cell table:formula="of:=SUBSTITUTE([.$D$2];[.$A$3];[.$A5])" office:value-type="string" office:string-value="INSERT INTO guests (name, address, email, phone, birthday, password) VALUES (‘本郷猛’, ‘@address’, ‘@email’, ‘@phone’, ‘@birthday’, ‘@password’);" calcext:value-type="string">
            <text:p>INSERT INTO guests (name, address, email, phone, birthday, password) VALUES (‘本郷猛’, ‘@address’, ‘@email’, ‘@phone’, ‘@birthday’, ‘@password’);</text:p>
          </table:table-cell>
          <table:table-cell table:formula="of:=SUBSTITUTE([.G5];[.B$3];[.B5])" office:value-type="string" office:string-value="INSERT INTO guests (name, address, email, phone, birthday, password) VALUES (‘本郷猛’, ‘東京都豊島区’, ‘@email’, ‘@phone’, ‘@birthday’, ‘@password’);" calcext:value-type="string">
            <text:p>INSERT INTO guests (name, address, email, phone, birthday, password) VALUES (‘本郷猛’, ‘東京都豊島区’, ‘@email’, ‘@phone’, ‘@birthday’, ‘@password’);</text:p>
          </table:table-cell>
          <table:table-cell table:formula="of:=SUBSTITUTE([.H5];[.C$3];[.C5])" office:value-type="string" office:string-value="INSERT INTO guests (name, address, email, phone, birthday, password) VALUES (‘本郷猛’, ‘東京都豊島区’, ‘t-hongo@isinomori.or.jp’, ‘@phone’, ‘@birthday’, ‘@password’);" calcext:value-type="string">
            <text:p>INSERT INTO guests (name, address, email, phone, birthday, password) VALUES (‘本郷猛’, ‘東京都豊島区’, ‘t-hongo@isinomori.or.jp’, ‘@phone’, ‘@birthday’, ‘@password’);</text:p>
          </table:table-cell>
          <table:table-cell table:formula="of:=SUBSTITUTE([.I5];[.D$3];[.D5])" office:value-type="string" office:string-value="INSERT INTO guests (name, address, email, phone, birthday, password) VALUES (‘本郷猛’, ‘東京都豊島区’, ‘t-hongo@isinomori.or.jp’, ‘080-0000-0001’, ‘@birthday’, ‘@password’);" calcext:value-type="string">
            <text:p>INSERT INTO guests (name, address, email, phone, birthday, password) VALUES (‘本郷猛’, ‘東京都豊島区’, ‘t-hongo@isinomori.or.jp’, ‘080-0000-0001’, ‘@birthday’, ‘@password’);</text:p>
          </table:table-cell>
          <table:table-cell table:formula="of:=SUBSTITUTE([.J5];[.E$3];[.E5])" office:value-type="string" office:string-value="INSERT INTO guests (name, address, email, phone, birthday, password) VALUES (‘本郷猛’, ‘東京都豊島区’, ‘t-hongo@isinomori.or.jp’, ‘080-0000-0001’, ‘1971-04-03’, ‘@password’);" calcext:value-type="string">
            <text:p>INSERT INTO guests (name, address, email, phone, birthday, password) VALUES (‘本郷猛’, ‘東京都豊島区’, ‘t-hongo@isinomori.or.jp’, ‘080-0000-0001’, ‘1971-04-03’, ‘@password’);</text:p>
          </table:table-cell>
          <table:table-cell table:formula="of:=SUBSTITUTE([.K5];[.F$3];[.F5])" office:value-type="string" office:string-value="INSERT INTO guests (name, address, email, phone, birthday, password) VALUES (‘本郷猛’, ‘東京都豊島区’, ‘t-hongo@isinomori.or.jp’, ‘080-0000-0001’, ‘1971-04-03’, ‘takesi’);" calcext:value-type="string">
            <text:p>INSERT INTO guests (name, address, email, phone, birthday, password) VALUES (‘本郷猛’, ‘東京都豊島区’, ‘t-hongo@isinomori.or.jp’, ‘080-0000-0001’, ‘1971-04-03’, ‘takesi’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06T13:14:31.335000000</meta:creation-date>
    <meta:generator>LibreOffice/7.3.7.2$Windows_X86_64 LibreOffice_project/e114eadc50a9ff8d8c8a0567d6da8f454beeb84f</meta:generator>
    <dc:date>2023-06-06T14:23:33.683000000</dc:date>
    <meta:editing-duration>PT18M31S</meta:editing-duration>
    <meta:editing-cycles>3</meta:editing-cycles>
    <meta:document-statistic meta:table-count="2" meta:cell-count="59" meta:object-count="0"/>
  </office:meta>
</office:document-meta>
</file>